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Devanagari3" svg:font-family="'Noto Sans Devanagar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Пустой_20_слайд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Пустой_20_слайд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justify" fo:text-indent="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justify" fo:text-indent="1.27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style:paragraph-properties fo:margin-left="0.7cm" fo:margin-right="0cm" fo:margin-top="0cm" fo:margin-bottom="0cm" fo:line-height="100%" fo:text-align="justify" fo:text-indent="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.7cm" fo:margin-right="0cm" fo:margin-top="0cm" fo:margin-bottom="0cm" fo:line-height="100%" fo:text-align="justify" fo:text-indent="1.27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justify" fo:text-indent="1.27cm" style:punctuation-wrap="hanging" style:writing-mode="lr-tb">
        <style:tab-stops>
          <style:tab-stop style:position="0cm"/>
        </style:tab-stops>
      </style:paragraph-properties>
      <style:text-properties fo:font-size="18pt" fo:hyphenate="false" loext:hyphenation-no-caps="false" loext:hyphenation-no-last-word="false"/>
    </style:style>
    <style:style style:name="P15" style:family="paragraph">
      <style:paragraph-properties style:punctuation-wrap="hanging"/>
    </style:style>
    <style:style style:name="T1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1" fo:font-size="32pt" fo:letter-spacing="normal" fo:language="ru" fo:country="RU" fo:font-style="normal" fo:text-shadow="none" style:text-underline-style="none" fo:font-weight="normal" style:letter-kerning="true" fo:background-color="transparent" style:font-name-asian="Times New Roman" style:font-size-asian="32pt" style:font-style-asian="normal" style:font-weight-asian="normal" style:font-name-complex="Times New Roman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name-complex="Arial" style:font-size-complex="4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48pt" fo:letter-spacing="normal" fo:language="ru" fo:country="RU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ru" fo:country="RU" fo:font-style="normal" fo:text-shadow="none" style:text-underline-style="none" fo:font-weight="normal" style:letter-kerning="true" fo:background-color="transparent" style:font-name-asian="Tahoma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color="#000000" loext:opacity="100%" style:font-name="Franklin Gothic Book1" fo:font-size="48pt" fo:language="ru" fo:country="RU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6cm"/>
        <style:text-properties fo:font-family="OpenSymbol" style:font-style-name="Regular" fo:color="#000000" fo:font-size="100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fo:color="#000000" fo:font-size="45%"/>
      </text:list-level-style-bullet>
      <text:list-level-style-bullet text:level="3" text:bullet-char="-">
        <style:list-level-properties text:space-before="1.2cm" text:min-label-width="0.6cm"/>
        <style:text-properties fo:font-family="OpenSymbol" style:font-style-name="Regular" style:use-window-font-color="true" fo:font-size="45%"/>
      </text:list-level-style-bullet>
      <text:list-level-style-bullet text:level="4" text:bullet-char="-">
        <style:list-level-properties text:space-before="1.8cm" text:min-label-width="0.6cm"/>
        <style:text-properties fo:font-family="OpenSymbol" style:font-style-name="Regular" style:use-window-font-color="true" fo:font-size="45%"/>
      </text:list-level-style-bullet>
      <text:list-level-style-bullet text:level="5" text:bullet-char="-">
        <style:list-level-properties text:space-before="2.4cm" text:min-label-width="0.6cm"/>
        <style:text-properties fo:font-family="OpenSymbol" style:font-style-name="Regular" style:use-window-font-color="true" fo:font-size="45%"/>
      </text:list-level-style-bullet>
      <text:list-level-style-bullet text:level="6" text:bullet-char="-">
        <style:list-level-properties text:space-before="3cm" text:min-label-width="0.6cm"/>
        <style:text-properties fo:font-family="OpenSymbol" style:font-style-name="Regular" style:use-window-font-color="true" fo:font-size="45%"/>
      </text:list-level-style-bullet>
      <text:list-level-style-bullet text:level="7" text:bullet-char="-">
        <style:list-level-properties text:space-before="3.6cm" text:min-label-width="0.6cm"/>
        <style:text-properties fo:font-family="OpenSymbol" style:font-style-name="Regular" style:use-window-font-color="true" fo:font-size="45%"/>
      </text:list-level-style-bullet>
      <text:list-level-style-bullet text:level="8" text:bullet-char="-">
        <style:list-level-properties text:space-before="4.2cm" text:min-label-width="0.6cm"/>
        <style:text-properties fo:font-family="OpenSymbol" style:font-style-name="Regular" style:use-window-font-color="true" fo:font-size="45%"/>
      </text:list-level-style-bullet>
      <text:list-level-style-bullet text:level="9" text:bullet-char="-">
        <style:list-level-properties text:space-before="4.8cm" text:min-label-width="0.6cm"/>
        <style:text-properties fo:font-family="OpenSymbol" style:font-style-name="Regular" style:use-window-font-color="true" fo:font-size="45%"/>
      </text:list-level-style-bullet>
      <text:list-level-style-bullet text:level="10" text:bullet-char="-">
        <style:list-level-properties text:space-before="5.4cm" text:min-label-width="0.6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«Разработка (подготовка) документации и отчетных форм для внедр" draw:style-name="dp1" draw:master-page-name="Пустой_20_слайд" presentation:presentation-page-layout-name="AL1T0" xml:id="id1" draw:id="id1">
        <office:forms form:automatic-focus="false" form:apply-design-mode="false"/>
        <draw:frame draw:name="Заголовок 1" presentation:style-name="pr1" draw:text-style-name="P2" draw:layer="layout" svg:width="30.5cm" svg:height="6.631cm" svg:x="2cm" svg:y="4cm" presentation:class="title" presentation:user-transformed="true">
          <draw:text-box>
            <text:p text:style-name="P1"><text:span text:style-name="T1">«</text:span><text:span text:style-name="T2">Анализ регламента обновления</text:span><text:span text:style-name="T1">»</text:span></text:p>
          </draw:text-box>
        </draw:frame>
        <draw:custom-shape draw:name="TextBox 3" draw:style-name="gr1" draw:text-style-name="P4" draw:layer="layout" svg:width="13.666cm" svg:height="3.631cm" svg:x="10.1cm" svg:y="0.371cm">
          <text:p text:style-name="P3"><text:span text:style-name="T3">МИНИСТЕРСТВО ОБРАЗОВАНИЯ ИРКУТСКОЙ ОБЛАСТИ Государственное бюджетное профессиональное образовательное учреждение Иркутской области «Ангарский промышленно – экономический техникум»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22.992cm" svg:height="1.603cm" svg:x="6.008cm" svg:y="9.5cm">
          <text:p text:style-name="P5"><text:span text:style-name="T3">по специальности <text:s/>09.02.07 </text:span><text:span text:style-name="T4"><text:s text:c="2"/></text:span><text:span text:style-name="T3">Информационные системы и программирование </text:span></text:p>
          <text:p text:style-name="P5"><text:span text:style-name="T3">обучающегося <text:s text:c="3"/></text:span><text:span text:style-name="T4">3</text:span><text:span text:style-name="T3"> курса <text:s text:c="4"/>группы <text:s text:c="3"/>ИСПП-</text:span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4" draw:layer="layout" svg:width="4.579cm" svg:height="1.775cm" svg:x="15cm" svg:y="16.325cm">
          <text:p text:style-name="P3"><text:span text:style-name="T5">г. Ангарск 2024 г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Прямая соединительная линия 6" draw:style-name="gr4" draw:text-style-name="P7" draw:layer="layout" draw:type="line" svg:x1="8.189cm" svg:y1="12.9cm" svg:x2="26cm" svg:y2="12.9cm" svg:d="M8189 12900h17811" svg:viewBox="0 0 17812 1">
          <text:p/>
        </draw:connector>
        <draw:custom-shape draw:name="TextBox 7" draw:style-name="gr5" draw:text-style-name="P4" draw:layer="layout" svg:width="30cm" svg:height="1.267cm" svg:x="2.5cm" svg:y="11.5cm">
          <text:p text:style-name="P3"><text:span text:style-name="T6">Швидко Ивана Анатольевича, Макуров Владимир Алексее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Прямая соединительная линия 8" draw:style-name="gr4" draw:text-style-name="P7" draw:layer="layout" draw:type="line" svg:x1="13.535cm" svg:y1="14.845cm" svg:x2="25.613cm" svg:y2="14.845cm" svg:d="M13535 14845h12078" svg:viewBox="0 0 12079 1">
          <text:p/>
        </draw:connector>
        <draw:custom-shape draw:name="TextBox 9" draw:style-name="gr6" draw:text-style-name="P6" draw:layer="layout" svg:width="6.867cm" svg:height="0.927cm" svg:x="6.826cm" svg:y="14.055cm">
          <text:p text:style-name="P5"><text:span text:style-name="T3">Руководитель практики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6" draw:layer="layout" svg:width="13.083cm" svg:height="1.013cm" svg:x="13.693cm" svg:y="13.855cm">
          <text:p text:style-name="P5"><text:span text:style-name="T5">Аверьянов Николай Владимиро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7s" smil:type="miscShapeWipe" smil:subtype="circle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Пустой_20_слайд" xml:id="id2" draw:id="id2">
        <office:forms form:automatic-focus="false" form:apply-design-mode="false"/>
        <draw:custom-shape draw:name="TextBox 2" draw:style-name="gr9" draw:text-style-name="P6" draw:layer="layout" svg:width="12.368cm" svg:height="2.282cm" svg:x="2.502cm" svg:y="0.616cm">
          <text:p text:style-name="P5"><text:span text:style-name="T8">Введ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0" draw:text-style-name="P10" draw:layer="layout" svg:width="28.308cm" svg:height="15.491cm" svg:x="2.771cm" svg:y="3.464cm">
          <text:p text:style-name="P9"><text:span text:style-name="T9">Регламент управления обновлениями программного обеспечения в информационных системах персональных данных (далее – Регламент), разрабатывается на основании методического документа «Методика тестирования обновлений безопасности программных, программно-аппаратных средств», утвержденного ФСТЭК России 28.10.2022 г.</text:span></text:p>
          <text:p text:style-name="P9"><text:span text:style-name="T9"/></text:p>
          <text:p text:style-name="P9"><text:span text:style-name="T9">Регламент определяет состав и содержание работ по управлению обновлениями безопасности в информационных системах персональных данных (далее - ИСПДн).</text:span></text:p>
          <text:p text:style-name="P9"><text:span text:style-name="T9"/></text:p>
          <text:p text:style-name="P9"><text:span text:style-name="T9">Регламент предназначен для сотрудников оператора выполняющих работы по развертыванию (установке) обновлений безопасности в ИСПДн (далее - ИТ-специалист).</text:span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Пустой_20_слайд" xml:id="id3" draw:id="id3">
        <office:forms form:automatic-focus="false" form:apply-design-mode="false"/>
        <draw:custom-shape draw:name="TextBox 1" draw:style-name="gr11" draw:text-style-name="P6" draw:layer="layout" svg:width="30.179cm" svg:height="4.313cm" svg:x="2.502cm" svg:y="0.616cm">
          <text:p text:style-name="P5"><text:span text:style-name="T10">Процесс управления обновлениями безопасн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" draw:text-style-name="P12" draw:layer="layout" svg:width="28.863cm" svg:height="6.348cm" svg:x="2.502cm" svg:y="6cm">
          <text:p text:style-name="P11"><text:span text:style-name="T11">Процесс управления обновлениями безопасности состоит из приобретения, анализа и развертывание (установка) обновлений безопасности в ИСПДн.</text:span></text:p>
          <text:p text:style-name="P11"><text:span text:style-name="T11"/></text:p>
          <text:p text:style-name="P11"><text:span text:style-name="T11">Участниками процесса управления обновлениями безопасности в ИСПДн являются ИТ-специалисты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Пустой_20_слайд" xml:id="id4" draw:id="id4">
        <office:forms form:automatic-focus="false" form:apply-design-mode="false"/>
        <draw:custom-shape draw:name="TextBox 1" draw:style-name="gr13" draw:text-style-name="P6" draw:layer="layout" svg:width="27.608cm" svg:height="4.313cm" svg:x="2.502cm" svg:y="0.616cm">
          <text:p text:style-name="P5"><text:span text:style-name="T10">Приобретение обновлений безопасн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0" draw:layer="layout" svg:width="28.593cm" svg:height="5.331cm" svg:x="2.636cm" svg:y="5.5cm">
          <text:p text:style-name="P9"><text:span text:style-name="T9">Комплекты обновлений безопасности должны быть приобретены только от разработчика программного обеспечения.</text:span></text:p>
          <text:p text:style-name="P9"><text:span text:style-name="T9"/></text:p>
          <text:p text:style-name="P9"><text:span text:style-name="T9">ЗАПРЕЩАЕТСЯ приобретать обновления безопасности из недостоверных источников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Пустой_20_слайд" xml:id="id5" draw:id="id5">
        <office:forms form:automatic-focus="false" form:apply-design-mode="false"/>
        <draw:custom-shape draw:name="TextBox 1" draw:style-name="gr15" draw:text-style-name="P6" draw:layer="layout" svg:width="30.602cm" svg:height="4.313cm" svg:x="2.502cm" svg:y="0.616cm">
          <text:p text:style-name="P5"><text:span text:style-name="T10">Анализ обновлений безопасн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6" draw:text-style-name="P10" draw:layer="layout" svg:width="30.044cm" svg:height="11.173cm" svg:x="2.781cm" svg:y="4.927cm">
          <text:p text:style-name="P9"><text:span text:style-name="T9">Анализ обновлений безопасности осуществляется с использованием БДУ ФСТЭК России с целью применения обновлений безопасности, не связанных с наличием недокументированных (недекларированных) возможностей.</text:span></text:p>
          <text:p text:style-name="P9"><text:span text:style-name="T9"/></text:p>
          <text:p text:style-name="P9"><text:span text:style-name="T9">Если по результатам БДУ ФСТЭК России обновление безопасности имеет положительный вердикт (обозначен зеленым цветом) «В ходе тестирования обновления недекларированные возможности не выявлены», обновление безопасности является безопасным и его установка возможна.</text:span></text:p>
          <text:p text:style-name="P13"><text:span text:style-name="T12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Пустой_20_слайд" xml:id="id6" draw:id="id6">
        <office:forms form:automatic-focus="false" form:apply-design-mode="false"/>
        <draw:custom-shape draw:name="TextBox 2" draw:style-name="gr17" draw:text-style-name="P10" draw:layer="layout" svg:width="28.593cm" svg:height="6.093cm" svg:x="2.636cm" svg:y="1cm">
          <text:p text:style-name="P9"><text:span text:style-name="T9">Если по результатам БДУ ФСТЭК России обновление безопасности имеет потенциально опасный вердикт (обозначен желтым цветом) «Обновление может быть установлено при определенных ограничениях», обновление безопасности может быть установлено при определенных ограничениях.</text:span></text:p>
          <text:p text:style-name="P13"><text:span text:style-name="T12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Пустой_20_слайд" xml:id="id7" draw:id="id7">
        <office:forms form:automatic-focus="false" form:apply-design-mode="false"/>
        <draw:custom-shape draw:name="TextBox 6" draw:style-name="gr18" draw:text-style-name="P10" draw:layer="layout" svg:width="28.593cm" svg:height="11.173cm" svg:x="3cm" svg:y="5.407cm">
          <text:p text:style-name="P9"><text:span text:style-name="T9">ЗАПРЕЩАЕТСЯ развертывать (устанавливать) обновления безопасности в следующих случаях:</text:span></text:p>
          <text:list text:style-name="L3">
            <text:list-item>
              <text:p text:style-name="P14"><text:span text:style-name="T9">информация об обновлении безопасности отсутствует в БДУ ФСТЭК России;</text:span></text:p>
            </text:list-item>
            <text:list-item>
              <text:p text:style-name="P14"><text:span text:style-name="T9">обновление безопасности в БДУ ФСТЭК России имеет опасный вердикт (обозначен красным цветом) «Обновление является небезопасным и устанавливать его не рекомендуется»;</text:span></text:p>
            </text:list-item>
            <text:list-item>
              <text:p text:style-name="P14"><text:span text:style-name="T9">обновление безопасности не прошло антивирусную проверку;</text:span></text:p>
            </text:list-item>
            <text:list-item>
              <text:p text:style-name="P14"><text:span text:style-name="T9">контрольная сумма обновления безопасности не совпадает с контрольной суммой данного обновления в БДУ ФСТЭК России. </text:span></text:p>
            </text:list-item>
          </text:list>
          <text:p text:style-name="P13"><text:span text:style-name="T12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9" draw:text-style-name="P6" draw:layer="layout" svg:width="30.602cm" svg:height="4.311cm" svg:x="2.502cm" svg:y="0.616cm">
          <text:p text:style-name="P15"><text:span text:style-name="T13">Развертывание (установка) обновлений безопаснос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Пустой_20_слайд" xml:id="id8" draw:id="id8">
        <office:forms form:automatic-focus="false" form:apply-design-mode="false"/>
        <draw:custom-shape draw:name="TextBox 8" draw:style-name="gr20" draw:text-style-name="P6" draw:layer="layout" svg:width="12.368cm" svg:height="2.282cm" svg:x="2.502cm" svg:y="0.616cm">
          <text:p text:style-name="P5"><text:span text:style-name="T8">Заключ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1" draw:text-style-name="P10" draw:layer="layout" svg:width="28.308cm" svg:height="3.299cm" svg:x="2.771cm" svg:y="3.464cm">
          <text:p text:style-name="P9"><text:span text:style-name="T9">Регламент подлежит применению при принятии мер по устранению уязвимостей программных, программно-аппаратных средств, применяемых в ИСПДн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Devanagari3" svg:font-family="'Noto Sans Devanagar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letter-kerning="true" style:font-name-asian="Calibri" style:font-family-asian="Calibri" style:font-family-generic-asian="roman" style:font-pitch-asian="variable" style:font-size-asian="11pt" style:language-asian="zh" style:country-asian="CN" style:font-name-complex="Calibri" style:font-family-complex="Calibri" style:font-family-generic-complex="roman" style:font-pitch-complex="variable" style:font-size-complex="11pt" style:language-complex="hi" style:country-complex="IN"/>
    </style:style>
    <style:style style:name="ListLabel_20_1" style:display-name="ListLabel 1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Tahoma2" style:font-family-asian="Tahoma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Пустой_20_слайд-background" style:display-name="Пустой слайд-background" style:family="presentation">
      <style:graphic-properties draw:stroke="none" draw:fill="solid" draw:fill-color="#efede3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loext:opacity="100%" loext:color-lum-mod="100%" loext:color-lum-off="0%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loext:opacity="100%" loext:color-lum-mod="100%" loext:color-lum-off="0%" style:text-outline="fals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loext:opacity="100%" loext:color-lum-mod="100%" loext:color-lum-off="0%" style:text-outline="false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 fo:hyphenate="false"/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loext:opacity="100%" loext:color-lum-mod="100%" loext:color-lum-off="0%" style:text-outline="false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fed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97cm" svg:stroke-linecap="butt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Пусто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91b0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center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91b0e" loext:opacity="100%" style:text-outline="false" style:text-line-through-style="none" style:text-line-through-type="none" style:text-position="0% 100%" style:font-name="Franklin Gothic Book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Пустой_20_слайд" style:display-name="Пустой слайд" style:page-layout-name="PM1" draw:style-name="Mdp1">
      <office:forms form:automatic-focus="false" form:apply-design-mode="false"/>
      <loext:theme loext:name="Уголки">
        <loext:color-table loext:name="Уголки">
          <loext:color loext:name="dk1" loext:color="#000000"/>
          <loext:color loext:name="lt1" loext:color="#ffffff"/>
          <loext:color loext:name="dk2" loext:color="#191b0e"/>
          <loext:color loext:name="lt2" loext:color="#efede3"/>
          <loext:color loext:name="accent1" loext:color="#8c8d86"/>
          <loext:color loext:name="accent2" loext:color="#e6c069"/>
          <loext:color loext:name="accent3" loext:color="#897b61"/>
          <loext:color loext:name="accent4" loext:color="#8dab8e"/>
          <loext:color loext:name="accent5" loext:color="#77a2bb"/>
          <loext:color loext:name="accent6" loext:color="#e28394"/>
          <loext:color loext:name="hlink" loext:color="#77a2bb"/>
          <loext:color loext:name="folHlink" loext:color="#957a99"/>
        </loext:color-table>
      </loext:theme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" draw:text-style-name="MP7" draw:layer="backgroundobjects" svg:width="3.345cm" svg:height="1.123cm" svg:x="3.863cm" svg:y="17.926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draw:name="Footer Placeholder 2" presentation:style-name="Mpr1" draw:text-style-name="MP7" draw:layer="backgroundobjects" svg:width="17.446cm" svg:height="1.123cm" svg:x="8.038cm" svg:y="17.926cm" presentation:class="footer" presentation:user-transformed="true">
        <draw:text-box>
          <text:p text:style-name="MP8"><text:span text:style-name="MT1"><presentation:footer/></text:span></text:p>
        </draw:text-box>
      </draw:frame>
      <draw:frame draw:name="Slide Number Placeholder 3" presentation:style-name="Mpr1" draw:text-style-name="MP7" draw:layer="backgroundobjects" svg:width="4.433cm" svg:height="1.123cm" svg:x="26.313cm" svg:y="17.926cm" presentation:class="page-number" presentation:user-transformed="true">
        <draw:text-box>
          <text:p text:style-name="MP9"><text:span text:style-name="MT2"><text:page-number>&lt;номер&gt;</text:page-number></text:span></text:p>
        </draw:text-box>
      </draw:frame>
      <draw:frame presentation:style-name="Пустой_20_слайд-title" draw:layer="backgroundobjects" svg:width="30.479cm" svg:height="3.18cm" svg:x="1.693cm" svg:y="0.76cm" presentation:class="title" presentation:placeholder="true">
        <draw:text-box/>
      </draw:frame>
      <draw:frame presentation:style-name="Пусто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Пустой_20_слайд-title" draw:layer="backgroundobjects" svg:width="19.798cm" svg:height="11.136cm" svg:x="0.6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«Оценка качества функционирования информационной системы. CALS-технологии»</dc:title>
    <meta:initial-creator>Иван</meta:initial-creator>
    <meta:editing-cycles>7</meta:editing-cycles>
    <meta:creation-date>2024-03-23T03:25:32</meta:creation-date>
    <dc:date>2024-05-08T10:37:59.752569901</dc:date>
    <meta:editing-duration>PT3H34M58S</meta:editing-duration>
    <meta:generator>LibreOffice/7.5.6.2$Linux_X86_64 LibreOffice_project/50$Build-2</meta:generator>
    <meta:document-statistic meta:object-count="60"/>
    <meta:user-defined meta:name="AppVersion">16.0000</meta:user-defined>
    <meta:user-defined meta:name="PresentationFormat">Широкоэкранный</meta:user-defined>
    <meta:user-defined meta:name="Slides" meta:value-type="float">7</meta:user-defined>
    <meta:template xlink:type="simple" xlink:actuate="onRequest" xlink:title="Уголки" xlink:href=""/>
  </office:meta>
</office:document-meta>
</file>